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 fo:text-align="justify" fo:line-height="150%" fo:text-indent="0.4923in"/>
      <style:text-properties style:font-name="Times New Roman" style:font-name-complex="Times New Roman" fo:font-size="14pt" style:font-size-asian="14pt"/>
    </style:style>
    <style:style style:name="P2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/>
    </style:style>
    <style:style style:name="P3" style:parent-style-name="Обычный" style:family="paragraph">
      <style:paragraph-properties fo:text-align="justify" fo:line-height="150%" fo:text-indent="0.4923in"/>
    </style:style>
    <style:style style:name="T4" style:parent-style-name="Основнойшрифтабзаца" style:family="text">
      <style:text-properties style:font-name="Symbol" style:font-name-asian="Symbol" style:font-name-complex="Symbol" fo:font-size="14pt" style:font-size-asian="14pt"/>
    </style:style>
    <style:style style:name="T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6" style:parent-style-name="Обычный" style:family="paragraph">
      <style:paragraph-properties fo:text-align="justify" fo:line-height="150%" fo:text-indent="0.4923in"/>
    </style:style>
    <style:style style:name="T7" style:parent-style-name="Основнойшрифтабзаца" style:family="text">
      <style:text-properties style:font-name="Symbol" style:font-name-asian="Symbol" style:font-name-complex="Symbol" fo:font-size="14pt" style:font-size-asian="14pt"/>
    </style:style>
    <style:style style:name="T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9" style:parent-style-name="Обычный" style:family="paragraph">
      <style:paragraph-properties fo:text-align="justify" fo:line-height="150%" fo:text-indent="0.4923in"/>
    </style:style>
    <style:style style:name="T10" style:parent-style-name="Основнойшрифтабзаца" style:family="text">
      <style:text-properties style:font-name="Symbol" style:font-name-asian="Symbol" style:font-name-complex="Symbol" fo:font-size="14pt" style:font-size-asian="14pt"/>
    </style:style>
    <style:style style:name="T1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2" style:parent-style-name="Обычный" style:family="paragraph">
      <style:paragraph-properties fo:text-align="justify" fo:line-height="150%" fo:text-indent="0.4923in"/>
    </style:style>
    <style:style style:name="T13" style:parent-style-name="Основнойшрифтабзаца" style:family="text">
      <style:text-properties style:font-name="Symbol" style:font-name-asian="Symbol" style:font-name-complex="Symbol" fo:font-size="14pt" style:font-size-asian="14pt"/>
    </style:style>
    <style:style style:name="T1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5" style:parent-style-name="Обычный" style:family="paragraph">
      <style:paragraph-properties fo:text-align="justify" fo:line-height="150%" fo:text-indent="0.4923in"/>
    </style:style>
    <style:style style:name="T16" style:parent-style-name="Основнойшрифтабзаца" style:family="text">
      <style:text-properties style:font-name="Symbol" style:font-name-asian="Symbol" style:font-name-complex="Symbol" fo:font-size="14pt" style:font-size-asian="14pt"/>
    </style:style>
    <style:style style:name="T1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8" style:parent-style-name="Обычный" style:family="paragraph">
      <style:paragraph-properties fo:text-align="justify" fo:line-height="150%" fo:text-indent="0.4923in"/>
    </style:style>
    <style:style style:name="T19" style:parent-style-name="Основнойшрифтабзаца" style:family="text">
      <style:text-properties style:font-name="Symbol" style:font-name-asian="Symbol" style:font-name-complex="Symbol" fo:font-size="14pt" style:font-size-asian="14pt"/>
    </style:style>
    <style:style style:name="T2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21" style:parent-style-name="Обычный" style:family="paragraph">
      <style:paragraph-properties fo:text-align="justify" fo:line-height="150%" fo:text-indent="0.4923in"/>
    </style:style>
    <style:style style:name="T22" style:parent-style-name="Основнойшрифтабзаца" style:family="text">
      <style:text-properties style:font-name="Symbol" style:font-name-asian="Symbol" style:font-name-complex="Symbol" fo:font-size="14pt" style:font-size-asian="14pt"/>
    </style:style>
    <style:style style:name="T2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24" style:parent-style-name="Обычный" style:family="paragraph">
      <style:paragraph-properties fo:text-align="justify" fo:line-height="150%" fo:text-indent="0.4923in"/>
    </style:style>
    <style:style style:name="T25" style:parent-style-name="Основнойшрифтабзаца" style:family="text">
      <style:text-properties style:font-name="Symbol" style:font-name-asian="Symbol" style:font-name-complex="Symbol" fo:font-size="14pt" style:font-size-asian="14pt"/>
    </style:style>
    <style:style style:name="T2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27" style:parent-style-name="Обычный" style:family="paragraph">
      <style:paragraph-properties fo:text-align="justify" fo:line-height="150%" fo:text-indent="0.4923in"/>
    </style:style>
    <style:style style:name="T28" style:parent-style-name="Основнойшрифтабзаца" style:family="text">
      <style:text-properties style:font-name="Symbol" style:font-name-asian="Symbol" style:font-name-complex="Symbol" fo:font-size="14pt" style:font-size-asian="14pt"/>
    </style:style>
    <style:style style:name="T2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30" style:parent-style-name="Обычный" style:family="paragraph">
      <style:paragraph-properties fo:text-align="justify" fo:line-height="150%" fo:text-indent="0.4923in"/>
    </style:style>
    <style:style style:name="T31" style:parent-style-name="Основнойшрифтабзаца" style:family="text">
      <style:text-properties style:font-name="Symbol" style:font-name-asian="Symbol" style:font-name-complex="Symbol" fo:font-size="14pt" style:font-size-asian="14pt"/>
    </style:style>
    <style:style style:name="T3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33" style:parent-style-name="Обычный" style:family="paragraph">
      <style:paragraph-properties fo:text-align="justify" fo:line-height="150%" fo:text-indent="0.4923in"/>
    </style:style>
    <style:style style:name="T34" style:parent-style-name="Основнойшрифтабзаца" style:family="text">
      <style:text-properties style:font-name="Symbol" style:font-name-asian="Symbol" style:font-name-complex="Symbol" fo:font-size="14pt" style:font-size-asian="14pt"/>
    </style:style>
    <style:style style:name="T3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36" style:parent-style-name="Обычный" style:family="paragraph">
      <style:paragraph-properties fo:text-align="justify" fo:line-height="150%" fo:text-indent="0.4923in"/>
    </style:style>
    <style:style style:name="T37" style:parent-style-name="Основнойшрифтабзаца" style:family="text">
      <style:text-properties style:font-name="Symbol" style:font-name-asian="Symbol" style:font-name-complex="Symbol" fo:font-size="14pt" style:font-size-asian="14pt"/>
    </style:style>
    <style:style style:name="T3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39" style:parent-style-name="Обычный" style:family="paragraph">
      <style:paragraph-properties fo:text-align="justify" fo:line-height="150%" fo:text-indent="0.4923in"/>
    </style:style>
    <style:style style:name="T40" style:parent-style-name="Основнойшрифтабзаца" style:family="text">
      <style:text-properties style:font-name="Symbol" style:font-name-asian="Symbol" style:font-name-complex="Symbol" fo:font-size="14pt" style:font-size-asian="14pt"/>
    </style:style>
    <style:style style:name="T4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42" style:parent-style-name="Обычный" style:family="paragraph">
      <style:paragraph-properties fo:text-align="justify" fo:line-height="150%" fo:text-indent="0.4923in"/>
    </style:style>
    <style:style style:name="T43" style:parent-style-name="Основнойшрифтабзаца" style:family="text">
      <style:text-properties style:font-name="Symbol" style:font-name-asian="Symbol" style:font-name-complex="Symbol" fo:font-size="14pt" style:font-size-asian="14pt"/>
    </style:style>
    <style:style style:name="T4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45" style:parent-style-name="Обычный" style:family="paragraph">
      <style:paragraph-properties fo:text-align="justify" fo:line-height="150%" fo:text-indent="0.4923in"/>
    </style:style>
    <style:style style:name="T46" style:parent-style-name="Основнойшрифтабзаца" style:family="text">
      <style:text-properties style:font-name="Symbol" style:font-name-asian="Symbol" style:font-name-complex="Symbol" fo:font-size="14pt" style:font-size-asian="14pt"/>
    </style:style>
    <style:style style:name="T4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48" style:parent-style-name="Обычный" style:family="paragraph">
      <style:paragraph-properties fo:text-align="justify" fo:line-height="150%" fo:text-indent="0.4923in"/>
    </style:style>
    <style:style style:name="T49" style:parent-style-name="Основнойшрифтабзаца" style:family="text">
      <style:text-properties style:font-name="Symbol" style:font-name-asian="Symbol" style:font-name-complex="Symbol" fo:font-size="14pt" style:font-size-asian="14pt"/>
    </style:style>
    <style:style style:name="T5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51" style:parent-style-name="Обычный" style:family="paragraph">
      <style:paragraph-properties fo:text-align="justify" fo:line-height="150%" fo:text-indent="0.4923in"/>
    </style:style>
    <style:style style:name="T52" style:parent-style-name="Основнойшрифтабзаца" style:family="text">
      <style:text-properties style:font-name="Symbol" style:font-name-asian="Symbol" style:font-name-complex="Symbol" fo:font-size="14pt" style:font-size-asian="14pt"/>
    </style:style>
    <style:style style:name="T5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5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5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56" style:parent-style-name="Обычный" style:family="paragraph">
      <style:paragraph-properties fo:text-align="justify" fo:line-height="150%" fo:text-indent="0.4923in"/>
    </style:style>
    <style:style style:name="T57" style:parent-style-name="Основнойшрифтабзаца" style:family="text">
      <style:text-properties style:font-name="Symbol" style:font-name-asian="Symbol" style:font-name-complex="Symbol" fo:font-size="14pt" style:font-size-asian="14pt"/>
    </style:style>
    <style:style style:name="T5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59" style:parent-style-name="Обычный" style:family="paragraph">
      <style:paragraph-properties fo:text-align="justify" fo:line-height="150%" fo:text-indent="0.4923in"/>
    </style:style>
    <style:style style:name="T60" style:parent-style-name="Основнойшрифтабзаца" style:family="text">
      <style:text-properties style:font-name="Symbol" style:font-name-asian="Symbol" style:font-name-complex="Symbol" fo:font-size="14pt" style:font-size-asian="14pt"/>
    </style:style>
    <style:style style:name="T6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62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/>
    </style:style>
    <style:style style:name="P63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/>
    </style:style>
    <style:style style:name="P64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/>
    </style:style>
    <style:style style:name="P65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/>
    </style:style>
    <style:style style:name="P66" style:parent-style-name="Обычный" style:family="paragraph">
      <style:paragraph-properties fo:text-align="justify" fo:line-height="150%" fo:text-indent="0.4923in"/>
    </style:style>
    <style:style style:name="T6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68" style:parent-style-name="Основнойшрифтабзаца" style:family="text">
      <style:text-properties style:font-name="Times New Roman" style:font-name-complex="Times New Roman" fo:font-size="14pt" style:font-size-asian="14pt"/>
    </style:style>
  </office:automatic-styles>
  <office:body>
    <office:text text:use-soft-page-breaks="true">
      <text:p text:style-name="P1">Осуществление систематических врачебных наблюдений над огромным количеством людей, занимающихся физической культурой и спортом, является главной задачей спортивной медицины. Естественно, что в связи с этим возникают сложные проблемы организации этой работы, проведение которой возможно лишь при помощи общей сети<text:s/>здравоохранения.<text:s/></text:p>
      <text:p text:style-name="P2">Перед спортивной медициной в Российской Федерации стоят следующие задачи:<text:s/></text:p>
      <text:p text:style-name="P3"><text:span text:style-name="T4"></text:span><text:span text:style-name="T5"><text:s/>определение состояния здоровья, физического развития; рекомендация рациональных средств и методов физического воспитания и спортивной тренировки;<text:s/></text:span></text:p>
      <text:p text:style-name="P6"><text:span text:style-name="T7"></text:span><text:span text:style-name="T8"><text:s/>организация и осуществление регулярного врачебного наблюдения за здоровьем всех лиц, занимающихся физической культурой и спортом;<text:s/></text:span></text:p>
      <text:p text:style-name="P9"><text:span text:style-name="T10"></text:span><text:span text:style-name="T11"><text:s/>определение наиболее рациональных санитарно-гигиенических условий физического воспитания и осуществления системы мероприятий, направленных на устранение факторов, оказывающих неблагоприятное воздействие на человека в процессе занятий физической культурой и спортом;<text:s/></text:span></text:p>
      <text:p text:style-name="P12"><text:span text:style-name="T13"></text:span><text:span text:style-name="T14"><text:s/>содействие правильному проведению занятий спортом с лицами разного возраста и пола, различных профессий и с разным состоянием здоровья;<text:s/></text:span></text:p>
      <text:p text:style-name="P15"><text:span text:style-name="T16"></text:span><text:span text:style-name="T17"><text:s/>содействие обеспечению высокой эффективности всех физкультурно-оздоровительных мероприятий;<text:s/></text:span></text:p>
      <text:p text:style-name="P18"><text:span text:style-name="T19"></text:span><text:span text:style-name="T20"><text:s/>содействие повышению мастерства спортсменов;<text:s/></text:span></text:p>
      <text:p text:style-name="P21"><text:span text:style-name="T22"></text:span><text:span text:style-name="T23"><text:s/>научное обоснование средств и методов физического воспитания;<text:s/></text:span></text:p>
      <text:soft-page-break/>
      <text:p text:style-name="P24"><text:span text:style-name="T25"></text:span><text:span text:style-name="T26"><text:s/>разработка новых, наиболее совершенных методов врачебных наблюдений за спортсменами, санитарно-гигиенических исследований, диагностики, лечения и предупреждения препатологических (включая травмы) состояний у спортсменов. Изложенные цели и задачи, стоящие перед спортивной медициной, определяют ее содержание:<text:s/></text:span></text:p>
      <text:p text:style-name="P27"><text:span text:style-name="T28"></text:span><text:span text:style-name="T29"><text:s/>врачебное обследование лиц, занимающихся физической культурой и спортом;<text:s/></text:span></text:p>
      <text:p text:style-name="P30"><text:span text:style-name="T31"></text:span><text:span text:style-name="T32"><text:s/>диспансеризация ведущих контингентов спортсменов;<text:s/></text:span></text:p>
      <text:p text:style-name="P33"><text:span text:style-name="T34"></text:span><text:span text:style-name="T35"><text:s/>врачебно-педагогические наблюдения;<text:s/></text:span></text:p>
      <text:p text:style-name="P36"><text:span text:style-name="T37"></text:span><text:span text:style-name="T38"><text:s/>оздоровительные, лечебные и профилактические мероприятия;<text:s/></text:span></text:p>
      <text:p text:style-name="P39"><text:span text:style-name="T40"></text:span><text:span text:style-name="T41"><text:s/>санитарно-гигиенический надзор за местами и условиями проведения спортивных занятий и соревнований;<text:s/></text:span></text:p>
      <text:p text:style-name="P42"><text:span text:style-name="T43"></text:span><text:span text:style-name="T44"><text:s/>медицинское обеспечение спортивных соревнований;<text:s/></text:span></text:p>
      <text:p text:style-name="P45"><text:span text:style-name="T46"></text:span><text:span text:style-name="T47"><text:s/>медицинское обеспечение массовых видов физической культуры;<text:s/></text:span></text:p>
      <text:p text:style-name="P48"><text:span text:style-name="T49"></text:span><text:span text:style-name="T50"><text:s/>профилактика спортивного травматизма;<text:s/></text:span></text:p>
      <text:p text:style-name="P51"><text:span text:style-name="T52"></text:span><text:span text:style-name="T53"><text:s/>научно-исследовательская и методическая работа по спортивной медицине</text:span><text:span text:style-name="T54">;</text:span><text:span text:style-name="T55"><text:s/></text:span></text:p>
      <text:p text:style-name="P56"><text:span text:style-name="T57"></text:span><text:span text:style-name="T58"><text:s/>врачебно-спортивная консультация и участие в методической работе по физической культуре и спорту;<text:s/></text:span></text:p>
      <text:p text:style-name="P59"><text:span text:style-name="T60"></text:span><text:span text:style-name="T61"><text:s/>санитарно-просветительная работа среди спортсменов и пропаганда физической культуры и спорта среди населения.<text:s/></text:span></text:p>
      <text:p text:style-name="P62">Указанные разделы работы по спортивной медицине должны находить свое отражение в деятельности врачебно-физкультурных учреждений. Врачебные обследования лиц, занимающихся физической культурой и<text:s/><text:soft-page-break/>спортом, имеют своей целью допуск к спортивным занятиям, систематическое изучение влияния этих занятий на физическое развитие, состояние здоровья и функциональное состояние спортсменов, а также определение их тренированности.</text:p>
      <text:p text:style-name="P63">Врачебные наблюдения должны состоять из первичных, повторных и дополнительных врачебных обследований. При первичном врач должен определять возможность допуска к занятиям физической культурой и спортом. Если у спортсмена обнаруживаются небольшие отклонения в состоянии здоровья и физическом развитии, то в занятия физкультурой и спортом должны быть внесены ограничения и даны рекомендации по характеру и режиму спортивной тренировки.<text:s/></text:p>
      <text:p text:style-name="P64">В результате первичного обследования новичка врач должен определить степень готовности организма молодого спортсмена к занятиям физической культурой и спортом. Без такого разрешения тренер по спорту или педагог физического воспитания не должен иметь права допускать его к занятиям. Врачебным обследованием должно определяться состояние здоровья, физическое развитие и приспособляемость организма к дозированным физическим нагрузкам.<text:s/></text:p>
      <text:p text:style-name="P65">Повторные врачебные обследования позволяют определить степень влияния занятий физической культурой и спортом на состояние здоровья, физическое развитие и функциональные возможности спортсмена. При этих обследованиях нужно выяснять также степень сдвигов в состоянии организма в связи с динамикой тренированности. Повторные врачебные обследования должны проводиться для всех спортсменов не реже одного раза в год.<text:s/></text:p>
      <text:p text:style-name="P66"><text:span text:style-name="T67">Спортсмены, находящиеся на диспансерном наблюдении, должны проходить регулярные врачебные обследования не менее 4 раз в год по плану диспансера. Дополнительные врачебные обследования должны также решать<text:s/></text:span><text:soft-page-break/><text:span text:style-name="T68">вопрос о допуске к соревнованиям, тренировкам после перенесенных заболеваний или травм, после длительных перерывов в занятиях, при явлениях переутомления, по рекомендации тренеров или по просьбе спортсменов. Дополнительные обследования следует проводить также для спортсменов, допущенных к занятиям, но имеющих отклонения в состоянии здоровья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черепах</meta:initial-creator>
    <dc:creator>черепах</dc:creator>
    <meta:creation-date>2023-09-27T20:24:00Z</meta:creation-date>
    <dc:date>2023-09-27T20:24:00Z</dc:date>
    <meta:template xlink:href="Normal.dotm" xlink:type="simple"/>
    <meta:editing-cycles>2</meta:editing-cycles>
    <meta:editing-duration>PT0S</meta:editing-duration>
    <meta:document-statistic meta:page-count="4" meta:paragraph-count="9" meta:word-count="692" meta:character-count="4630" meta:row-count="32" meta:non-whitespace-character-count="3947"/>
  </office:meta>
</office:document-meta>
</file>